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4.38pt" svg:x="306.74pt" svg:y="3.2pt">
            <loext:p draw:notify-on-update-of-ranges="Sheet1.A1:Sheet1.A2 Sheet1.A3:Sheet1.A12 Sheet1.D1:Sheet1.D2 Sheet1.D3:Sheet1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4.38pt" svg:x="306.74pt" svg:y="267.99pt">
            <loext:p draw:notify-on-update-of-ranges="Sheet1.A22:Sheet1.A23 Sheet1.A24:Sheet1.A33 Sheet1.D22:Sheet1.D23 Sheet1.D24:Sheet1.D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4.38pt" svg:x="298.91pt" svg:y="541.62pt">
            <loext:p draw:notify-on-update-of-ranges="Sheet1.A43:Sheet1.A44 Sheet1.A45:Sheet1.A54 Sheet1.D43:Sheet1.D44 Sheet1.D45:Sheet1.D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01.75pt" svg:y="832.45pt">
            <loext:p draw:notify-on-update-of-ranges="Sheet1.A66:Sheet1.A67 Sheet1.A68:Sheet1.A77 Sheet1.D66:Sheet1.D67 Sheet1.D68:Sheet1.D7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ertex Cover Times with 400 Iteration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opulation size</text:p>
          </table:table-cell>
          <table:table-cell office:value-type="string" calcext:value-type="string">
            <text:p>cuda times</text:p>
          </table:table-cell>
          <table:table-cell office:value-type="string" calcext:value-type="string">
            <text:p>seq times</text:p>
          </table:table-cell>
          <table:table-cell office:value-type="string" calcext:value-type="string">
            <text:p>cuda speed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5.555" calcext:value-type="float">
            <text:p>415.555</text:p>
          </table:table-cell>
          <table:table-cell office:value-type="float" office:value="47.4915" calcext:value-type="float">
            <text:p>47.4915</text:p>
          </table:table-cell>
          <table:table-cell table:formula="of:=[.C3]/[.B3]" office:value-type="float" office:value="0.11428451107555" calcext:value-type="float">
            <text:p>0.11428451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6.967" calcext:value-type="float">
            <text:p>506.967</text:p>
          </table:table-cell>
          <table:table-cell office:value-type="float" office:value="154.853" calcext:value-type="float">
            <text:p>154.853</text:p>
          </table:table-cell>
          <table:table-cell table:formula="of:=[.C4]/[.B4]" office:value-type="float" office:value="0.305449861628074" calcext:value-type="float">
            <text:p>0.30544986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1.922" calcext:value-type="float">
            <text:p>571.922</text:p>
          </table:table-cell>
          <table:table-cell office:value-type="float" office:value="284.732" calcext:value-type="float">
            <text:p>284.732</text:p>
          </table:table-cell>
          <table:table-cell table:formula="of:=[.C5]/[.B5]" office:value-type="float" office:value="0.49785110557034" calcext:value-type="float">
            <text:p>0.49785110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76.797" calcext:value-type="float">
            <text:p>676.797</text:p>
          </table:table-cell>
          <table:table-cell office:value-type="float" office:value="564.495" calcext:value-type="float">
            <text:p>564.495</text:p>
          </table:table-cell>
          <table:table-cell table:formula="of:=[.C6]/[.B6]" office:value-type="float" office:value="0.834068413423818" calcext:value-type="float">
            <text:p>0.83406841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84.478" calcext:value-type="float">
            <text:p>784.478</text:p>
          </table:table-cell>
          <table:table-cell office:value-type="float" office:value="846.024" calcext:value-type="float">
            <text:p>846.024</text:p>
          </table:table-cell>
          <table:table-cell table:formula="of:=[.C7]/[.B7]" office:value-type="float" office:value="1.07845471765939" calcext:value-type="float">
            <text:p>1.07845471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72.133" calcext:value-type="float">
            <text:p>872.133</text:p>
          </table:table-cell>
          <table:table-cell office:value-type="float" office:value="1146.32" calcext:value-type="float">
            <text:p>1146.32</text:p>
          </table:table-cell>
          <table:table-cell table:formula="of:=[.C8]/[.B8]" office:value-type="float" office:value="1.31438668184784" calcext:value-type="float">
            <text:p>1.31438668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74.003" calcext:value-type="float">
            <text:p>974.003</text:p>
          </table:table-cell>
          <table:table-cell office:value-type="float" office:value="1436.66" calcext:value-type="float">
            <text:p>1436.66</text:p>
          </table:table-cell>
          <table:table-cell table:formula="of:=[.C9]/[.B9]" office:value-type="float" office:value="1.47500572380167" calcext:value-type="float">
            <text:p>1.47500572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0.79" calcext:value-type="float">
            <text:p>1100.79</text:p>
          </table:table-cell>
          <table:table-cell office:value-type="float" office:value="1726.84" calcext:value-type="float">
            <text:p>1726.84</text:p>
          </table:table-cell>
          <table:table-cell table:formula="of:=[.C10]/[.B10]" office:value-type="float" office:value="1.56872791358933" calcext:value-type="float">
            <text:p>1.568727913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1.21" calcext:value-type="float">
            <text:p>1301.21</text:p>
          </table:table-cell>
          <table:table-cell office:value-type="float" office:value="2065.18" calcext:value-type="float">
            <text:p>2065.18</text:p>
          </table:table-cell>
          <table:table-cell table:formula="of:=[.C11]/[.B11]" office:value-type="float" office:value="1.58712275497422" calcext:value-type="float">
            <text:p>1.58712275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34.29" calcext:value-type="float">
            <text:p>1434.29</text:p>
          </table:table-cell>
          <table:table-cell office:value-type="float" office:value="2385.77" calcext:value-type="float">
            <text:p>2385.77</text:p>
          </table:table-cell>
          <table:table-cell table:formula="of:=[.C12]/[.B12]" office:value-type="float" office:value="1.66338048790691" calcext:value-type="float">
            <text:p>1.6633804879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Maxone Times with 400 Iteration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opulation size</text:p>
          </table:table-cell>
          <table:table-cell office:value-type="string" calcext:value-type="string">
            <text:p>cuda times</text:p>
          </table:table-cell>
          <table:table-cell office:value-type="string" calcext:value-type="string">
            <text:p>seq times</text:p>
          </table:table-cell>
          <table:table-cell office:value-type="string" calcext:value-type="string">
            <text:p>cuda speed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.466" calcext:value-type="float">
            <text:p>114.466</text:p>
          </table:table-cell>
          <table:table-cell office:value-type="float" office:value="12.5698" calcext:value-type="float">
            <text:p>12.5698</text:p>
          </table:table-cell>
          <table:table-cell table:formula="of:=[.C24]/[.B24]" office:value-type="float" office:value="0.109812520748519" calcext:value-type="float">
            <text:p>0.10981252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7.433" calcext:value-type="float">
            <text:p>167.433</text:p>
          </table:table-cell>
          <table:table-cell office:value-type="float" office:value="53.6179" calcext:value-type="float">
            <text:p>53.6179</text:p>
          </table:table-cell>
          <table:table-cell table:formula="of:=[.C25]/[.B25]" office:value-type="float" office:value="0.320234959655504" calcext:value-type="float">
            <text:p>0.32023495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4.082" calcext:value-type="float">
            <text:p>214.082</text:p>
          </table:table-cell>
          <table:table-cell office:value-type="float" office:value="109.239" calcext:value-type="float">
            <text:p>109.239</text:p>
          </table:table-cell>
          <table:table-cell table:formula="of:=[.C26]/[.B26]" office:value-type="float" office:value="0.510267093917284" calcext:value-type="float">
            <text:p>0.51026709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9.043" calcext:value-type="float">
            <text:p>289.043</text:p>
          </table:table-cell>
          <table:table-cell office:value-type="float" office:value="221.549" calcext:value-type="float">
            <text:p>221.549</text:p>
          </table:table-cell>
          <table:table-cell table:formula="of:=[.C27]/[.B27]" office:value-type="float" office:value="0.766491490885439" calcext:value-type="float">
            <text:p>0.76649149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4.385" calcext:value-type="float">
            <text:p>364.385</text:p>
          </table:table-cell>
          <table:table-cell office:value-type="float" office:value="337.506" calcext:value-type="float">
            <text:p>337.506</text:p>
          </table:table-cell>
          <table:table-cell table:formula="of:=[.C28]/[.B28]" office:value-type="float" office:value="0.926234614487424" calcext:value-type="float">
            <text:p>0.92623461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7.571" calcext:value-type="float">
            <text:p>427.571</text:p>
          </table:table-cell>
          <table:table-cell office:value-type="float" office:value="461.06" calcext:value-type="float">
            <text:p>461.06</text:p>
          </table:table-cell>
          <table:table-cell table:formula="of:=[.C29]/[.B29]" office:value-type="float" office:value="1.07832383393635" calcext:value-type="float">
            <text:p>1.07832383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8.693" calcext:value-type="float">
            <text:p>508.693</text:p>
          </table:table-cell>
          <table:table-cell office:value-type="float" office:value="605.087" calcext:value-type="float">
            <text:p>605.087</text:p>
          </table:table-cell>
          <table:table-cell table:formula="of:=[.C30]/[.B30]" office:value-type="float" office:value="1.18949346658987" calcext:value-type="float">
            <text:p>1.189493466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8.068" calcext:value-type="float">
            <text:p>598.068</text:p>
          </table:table-cell>
          <table:table-cell office:value-type="float" office:value="744.652" calcext:value-type="float">
            <text:p>744.652</text:p>
          </table:table-cell>
          <table:table-cell table:formula="of:=[.C31]/[.B31]" office:value-type="float" office:value="1.24509587538541" calcext:value-type="float">
            <text:p>1.24509587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72.006" calcext:value-type="float">
            <text:p>672.006</text:p>
          </table:table-cell>
          <table:table-cell office:value-type="float" office:value="902.536" calcext:value-type="float">
            <text:p>902.536</text:p>
          </table:table-cell>
          <table:table-cell table:formula="of:=[.C32]/[.B32]" office:value-type="float" office:value="1.3430475323137" calcext:value-type="float">
            <text:p>1.34304753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64.453" calcext:value-type="float">
            <text:p>764.453</text:p>
          </table:table-cell>
          <table:table-cell office:value-type="float" office:value="1067.2" calcext:value-type="float">
            <text:p>1067.2</text:p>
          </table:table-cell>
          <table:table-cell table:formula="of:=[.C33]/[.B33]" office:value-type="float" office:value="1.39603088744501" calcext:value-type="float">
            <text:p>1.3960308874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Vertex Cover Times with 50 members and 10000 func. Eval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um runs</text:p>
          </table:table-cell>
          <table:table-cell office:value-type="string" calcext:value-type="string">
            <text:p>cuda times</text:p>
          </table:table-cell>
          <table:table-cell office:value-type="string" calcext:value-type="string">
            <text:p>seq times</text:p>
          </table:table-cell>
          <table:table-cell office:value-type="string" calcext:value-type="string">
            <text:p>cuda 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.355" calcext:value-type="float">
            <text:p>284.355</text:p>
          </table:table-cell>
          <table:table-cell office:value-type="float" office:value="88.0275" calcext:value-type="float">
            <text:p>88.0275</text:p>
          </table:table-cell>
          <table:table-cell table:formula="of:=[.C45]/[.B45]" office:value-type="float" office:value="0.3095690246347" calcext:value-type="float">
            <text:p>0.3095690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.153" calcext:value-type="float">
            <text:p>282.153</text:p>
          </table:table-cell>
          <table:table-cell office:value-type="float" office:value="172.612" calcext:value-type="float">
            <text:p>172.612</text:p>
          </table:table-cell>
          <table:table-cell table:formula="of:=[.C46]/[.B46]" office:value-type="float" office:value="0.611767374438691" calcext:value-type="float">
            <text:p>0.61176737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7.38" calcext:value-type="float">
            <text:p>277.38</text:p>
          </table:table-cell>
          <table:table-cell office:value-type="float" office:value="243.466" calcext:value-type="float">
            <text:p>243.466</text:p>
          </table:table-cell>
          <table:table-cell table:formula="of:=[.C47]/[.B47]" office:value-type="float" office:value="0.877734515826664" calcext:value-type="float">
            <text:p>0.87773451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9.31" calcext:value-type="float">
            <text:p>289.31</text:p>
          </table:table-cell>
          <table:table-cell office:value-type="float" office:value="322.664" calcext:value-type="float">
            <text:p>322.664</text:p>
          </table:table-cell>
          <table:table-cell table:formula="of:=[.C48]/[.B48]" office:value-type="float" office:value="1.11528809927068" calcext:value-type="float">
            <text:p>1.11528809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9.162" calcext:value-type="float">
            <text:p>289.162</text:p>
          </table:table-cell>
          <table:table-cell office:value-type="float" office:value="412.659" calcext:value-type="float">
            <text:p>412.659</text:p>
          </table:table-cell>
          <table:table-cell table:formula="of:=[.C49]/[.B49]" office:value-type="float" office:value="1.42708585498786" calcext:value-type="float">
            <text:p>1.4270858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8.623" calcext:value-type="float">
            <text:p>288.623</text:p>
          </table:table-cell>
          <table:table-cell office:value-type="float" office:value="485.441" calcext:value-type="float">
            <text:p>485.441</text:p>
          </table:table-cell>
          <table:table-cell table:formula="of:=[.C50]/[.B50]" office:value-type="float" office:value="1.68192070625002" calcext:value-type="float">
            <text:p>1.68192070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0.926" calcext:value-type="float">
            <text:p>290.926</text:p>
          </table:table-cell>
          <table:table-cell office:value-type="float" office:value="558.176" calcext:value-type="float">
            <text:p>558.176</text:p>
          </table:table-cell>
          <table:table-cell table:formula="of:=[.C51]/[.B51]" office:value-type="float" office:value="1.91861848030083" calcext:value-type="float">
            <text:p>1.91861848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.782" calcext:value-type="float">
            <text:p>288.782</text:p>
          </table:table-cell>
          <table:table-cell office:value-type="float" office:value="637.222" calcext:value-type="float">
            <text:p>637.222</text:p>
          </table:table-cell>
          <table:table-cell table:formula="of:=[.C52]/[.B52]" office:value-type="float" office:value="2.2065848979507" calcext:value-type="float">
            <text:p>2.2065848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2.613" calcext:value-type="float">
            <text:p>292.613</text:p>
          </table:table-cell>
          <table:table-cell office:value-type="float" office:value="708.939" calcext:value-type="float">
            <text:p>708.939</text:p>
          </table:table-cell>
          <table:table-cell table:formula="of:=[.C53]/[.B53]" office:value-type="float" office:value="2.42278709421659" calcext:value-type="float">
            <text:p>2.42278709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1.065" calcext:value-type="float">
            <text:p>291.065</text:p>
          </table:table-cell>
          <table:table-cell office:value-type="float" office:value="795.327" calcext:value-type="float">
            <text:p>795.327</text:p>
          </table:table-cell>
          <table:table-cell table:formula="of:=[.C54]/[.B54]" office:value-type="float" office:value="2.73247212821878" calcext:value-type="float">
            <text:p>2.7324721282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MaxOne Times with 50 members and 10000 func. Eval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um runs</text:p>
          </table:table-cell>
          <table:table-cell office:value-type="string" calcext:value-type="string">
            <text:p>cuda times</text:p>
          </table:table-cell>
          <table:table-cell office:value-type="string" calcext:value-type="string">
            <text:p>seq times</text:p>
          </table:table-cell>
          <table:table-cell office:value-type="string" calcext:value-type="string">
            <text:p>cuda 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5656" calcext:value-type="float">
            <text:p>89.5656</text:p>
          </table:table-cell>
          <table:table-cell office:value-type="float" office:value="29.4442" calcext:value-type="float">
            <text:p>29.4442</text:p>
          </table:table-cell>
          <table:table-cell table:formula="of:=[.C68]/[.B68]" office:value-type="float" office:value="0.328744517984583" calcext:value-type="float">
            <text:p>0.328744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.028" calcext:value-type="float">
            <text:p>90.028</text:p>
          </table:table-cell>
          <table:table-cell office:value-type="float" office:value="55.5064" calcext:value-type="float">
            <text:p>55.5064</text:p>
          </table:table-cell>
          <table:table-cell table:formula="of:=[.C69]/[.B69]" office:value-type="float" office:value="0.616545963478029" calcext:value-type="float">
            <text:p>0.61654596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.3967" calcext:value-type="float">
            <text:p>90.3967</text:p>
          </table:table-cell>
          <table:table-cell office:value-type="float" office:value="77.6431" calcext:value-type="float">
            <text:p>77.6431</text:p>
          </table:table-cell>
          <table:table-cell table:formula="of:=[.C70]/[.B70]" office:value-type="float" office:value="0.858915203762969" calcext:value-type="float">
            <text:p>0.85891520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.0489" calcext:value-type="float">
            <text:p>92.0489</text:p>
          </table:table-cell>
          <table:table-cell office:value-type="float" office:value="104.855" calcext:value-type="float">
            <text:p>104.855</text:p>
          </table:table-cell>
          <table:table-cell table:formula="of:=[.C71]/[.B71]" office:value-type="float" office:value="1.1391227923419" calcext:value-type="float">
            <text:p>1.13912279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.1672" calcext:value-type="float">
            <text:p>93.1672</text:p>
          </table:table-cell>
          <table:table-cell office:value-type="float" office:value="130.271" calcext:value-type="float">
            <text:p>130.271</text:p>
          </table:table-cell>
          <table:table-cell table:formula="of:=[.C72]/[.B72]" office:value-type="float" office:value="1.39824959857117" calcext:value-type="float">
            <text:p>1.39824959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.0254" calcext:value-type="float">
            <text:p>94.0254</text:p>
          </table:table-cell>
          <table:table-cell office:value-type="float" office:value="157.933" calcext:value-type="float">
            <text:p>157.933</text:p>
          </table:table-cell>
          <table:table-cell table:formula="of:=[.C73]/[.B73]" office:value-type="float" office:value="1.67968442569774" calcext:value-type="float">
            <text:p>1.67968442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0489" calcext:value-type="float">
            <text:p>96.0489</text:p>
          </table:table-cell>
          <table:table-cell office:value-type="float" office:value="177.21" calcext:value-type="float">
            <text:p>177.21</text:p>
          </table:table-cell>
          <table:table-cell table:formula="of:=[.C74]/[.B74]" office:value-type="float" office:value="1.84499770429438" calcext:value-type="float">
            <text:p>1.8449977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2267" calcext:value-type="float">
            <text:p>97.2267</text:p>
          </table:table-cell>
          <table:table-cell office:value-type="float" office:value="204.673" calcext:value-type="float">
            <text:p>204.673</text:p>
          </table:table-cell>
          <table:table-cell table:formula="of:=[.C75]/[.B75]" office:value-type="float" office:value="2.10511104459989" calcext:value-type="float">
            <text:p>2.10511104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.435" calcext:value-type="float">
            <text:p>100.435</text:p>
          </table:table-cell>
          <table:table-cell office:value-type="float" office:value="228.919" calcext:value-type="float">
            <text:p>228.919</text:p>
          </table:table-cell>
          <table:table-cell table:formula="of:=[.C76]/[.B76]" office:value-type="float" office:value="2.27927515308408" calcext:value-type="float">
            <text:p>2.2792751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367" calcext:value-type="float">
            <text:p>101.367</text:p>
          </table:table-cell>
          <table:table-cell office:value-type="float" office:value="256.509" calcext:value-type="float">
            <text:p>256.509</text:p>
          </table:table-cell>
          <table:table-cell table:formula="of:=[.C77]/[.B77]" office:value-type="float" office:value="2.53049809109473" calcext:value-type="float">
            <text:p>2.5304980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8:25:01.526717063</meta:creation-date>
    <dc:date>2018-05-02T20:25:37.468978257</dc:date>
    <meta:editing-duration>PT5M35S</meta:editing-duration>
    <meta:editing-cycles>1</meta:editing-cycles>
    <meta:document-statistic meta:table-count="1" meta:cell-count="180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bar" chart:style-name="ch1">
        <chart:title svg:x="1.035cm" svg:y="0.315cm" chart:style-name="ch2">
          <text:p>Vertex Cover CUDA Speeup with 400 iterations, 1 run, |V|=100, D=0.1</text:p>
        </chart:title>
        <chart:plot-area chart:style-name="ch3" table:cell-range-address="Sheet1.A1:Sheet1.A12 Sheet1.D1:Sheet1.D12" chart:data-source-has-labels="both" svg:x="1.295cm" svg:y="1.245cm" svg:width="14.384cm" svg:height="6.605cm">
          <chartooo:coordinate-region svg:x="2.048cm" svg:y="1.455cm" svg:width="13.631cm" svg:height="5.726cm"/>
          <chart:axis chart:dimension="x" chart:name="primary-x" chart:style-name="ch4" chartooo:axis-type="auto">
            <chartooo:date-scale/>
            <chart:title svg:x="7.425cm" svg:y="8.03cm" chart:style-name="ch5">
              <text:p>population size</text:p>
            </chart:title>
            <chart:categories table:cell-range-address="Sheet1.A3:Sheet1.A12"/>
          </chart:axis>
          <chart:axis chart:dimension="y" chart:name="primary-y" chart:style-name="ch6">
            <chart:title svg:x="0.451cm" svg:y="5.19cm" chart:style-name="ch7">
              <text:p>speedup</text:p>
            </chart:title>
            <chart:grid chart:style-name="ch8" chart:class="major"/>
          </chart:axis>
          <chart:series chart:style-name="ch9" chart:values-cell-range-address="Sheet1.D3:Sheet1.D12" chart:label-cell-address="Sheet1.D1:Sheet1.D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peedup</text:p>
                <text:list>
                  <text:list-item>
                    <text:p/>
                  </text:list-item>
                  <text:list-item>
                    <text:p>cuda speedup</text:p>
                  </text:list-item>
                </text:list>
                <draw:g>
                  <svg:desc>Sheet1.D1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:Sheet1.A12</svg:desc>
                </draw:g>
              </table:table-cell>
              <table:table-cell office:value-type="float" office:value="0.11428451107555">
                <text:p>0.11428451107555</text:p>
                <draw:g>
                  <svg:desc>Sheet1.D3:Sheet1.D12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5449861628074">
                <text:p>0.3054498616280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785110557034">
                <text:p>0.497851105570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34068413423818">
                <text:p>0.8340684134238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07845471765939">
                <text:p>1.078454717659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31438668184784">
                <text:p>1.314386681847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47500572380167">
                <text:p>1.4750057238016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56872791358933">
                <text:p>1.5687279135893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58712275497422">
                <text:p>1.5871227549742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66338048790691">
                <text:p>1.66338048790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bar" chart:style-name="ch1">
        <chart:title svg:x="1.594cm" svg:y="0.315cm" chart:style-name="ch2">
          <text:p>MaxOne CUDA Speedup with 400 iterations, 1 run, and len=100</text:p>
        </chart:title>
        <chart:plot-area chart:style-name="ch3" table:cell-range-address="Sheet1.A22:Sheet1.A33 Sheet1.D22:Sheet1.D33" chart:data-source-has-labels="both" svg:x="1.295cm" svg:y="1.245cm" svg:width="14.384cm" svg:height="6.605cm">
          <chartooo:coordinate-region svg:x="2.048cm" svg:y="1.455cm" svg:width="13.631cm" svg:height="5.726cm"/>
          <chart:axis chart:dimension="x" chart:name="primary-x" chart:style-name="ch4" chartooo:axis-type="auto">
            <chartooo:date-scale/>
            <chart:title svg:x="7.425cm" svg:y="8.03cm" chart:style-name="ch5">
              <text:p>population size</text:p>
            </chart:title>
            <chart:categories table:cell-range-address="Sheet1.A24:Sheet1.A33"/>
          </chart:axis>
          <chart:axis chart:dimension="y" chart:name="primary-y" chart:style-name="ch6">
            <chart:title svg:x="0.451cm" svg:y="5.19cm" chart:style-name="ch7">
              <text:p>speedup</text:p>
            </chart:title>
            <chart:grid chart:style-name="ch8" chart:class="major"/>
          </chart:axis>
          <chart:series chart:style-name="ch9" chart:values-cell-range-address="Sheet1.D24:Sheet1.D33" chart:label-cell-address="Sheet1.D22:Sheet1.D2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peedup</text:p>
                <text:list>
                  <text:list-item>
                    <text:p/>
                  </text:list-item>
                  <text:list-item>
                    <text:p>cuda speedup</text:p>
                  </text:list-item>
                </text:list>
                <draw:g>
                  <svg:desc>Sheet1.D22:Sheet1.D2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4:Sheet1.A33</svg:desc>
                </draw:g>
              </table:table-cell>
              <table:table-cell office:value-type="float" office:value="0.109812520748519">
                <text:p>0.109812520748519</text:p>
                <draw:g>
                  <svg:desc>Sheet1.D24:Sheet1.D3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20234959655504">
                <text:p>0.3202349596555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10267093917284">
                <text:p>0.5102670939172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66491490885439">
                <text:p>0.76649149088543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26234614487424">
                <text:p>0.9262346144874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07832383393635">
                <text:p>1.078323833936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18949346658987">
                <text:p>1.1894934665898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24509587538541">
                <text:p>1.2450958753854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3430475323137">
                <text:p>1.343047532313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39603088744501">
                <text:p>1.396030887445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bar" chart:style-name="ch1">
        <chart:title svg:x="0.058cm" svg:y="0.315cm" chart:style-name="ch2">
          <text:p>Vertex Cover CUDA Speedup with 50 members, 10000 func. evals, and |V|=100</text:p>
        </chart:title>
        <chart:plot-area chart:style-name="ch3" table:cell-range-address="Sheet1.A43:Sheet1.A54 Sheet1.D43:Sheet1.D54" chart:data-source-has-labels="both" svg:x="1.295cm" svg:y="1.245cm" svg:width="14.384cm" svg:height="6.605cm">
          <chartooo:coordinate-region svg:x="2.048cm" svg:y="1.455cm" svg:width="13.631cm" svg:height="5.726cm"/>
          <chart:axis chart:dimension="x" chart:name="primary-x" chart:style-name="ch4" chartooo:axis-type="auto">
            <chartooo:date-scale/>
            <chart:title svg:x="7.397cm" svg:y="8.03cm" chart:style-name="ch5">
              <text:p>number of runs</text:p>
            </chart:title>
            <chart:categories table:cell-range-address="Sheet1.A45:Sheet1.A54"/>
          </chart:axis>
          <chart:axis chart:dimension="y" chart:name="primary-y" chart:style-name="ch6">
            <chart:title svg:x="0.451cm" svg:y="5.19cm" chart:style-name="ch7">
              <text:p>speedup</text:p>
            </chart:title>
            <chart:grid chart:style-name="ch8" chart:class="major"/>
          </chart:axis>
          <chart:series chart:style-name="ch9" chart:values-cell-range-address="Sheet1.D45:Sheet1.D54" chart:label-cell-address="Sheet1.D43:Sheet1.D44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peedup</text:p>
                <text:list>
                  <text:list-item>
                    <text:p/>
                  </text:list-item>
                  <text:list-item>
                    <text:p>cuda speedup</text:p>
                  </text:list-item>
                </text:list>
                <draw:g>
                  <svg:desc>Sheet1.D43:Sheet1.D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5:Sheet1.A54</svg:desc>
                </draw:g>
              </table:table-cell>
              <table:table-cell office:value-type="float" office:value="0.3095690246347">
                <text:p>0.3095690246347</text:p>
                <draw:g>
                  <svg:desc>Sheet1.D45:Sheet1.D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1767374438691">
                <text:p>0.6117673744386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77734515826664">
                <text:p>0.8777345158266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1528809927068">
                <text:p>1.115288099270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42708585498786">
                <text:p>1.427085854987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68192070625002">
                <text:p>1.681920706250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91861848030083">
                <text:p>1.918618480300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2065848979507">
                <text:p>2.20658489795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42278709421659">
                <text:p>2.422787094216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3247212821878">
                <text:p>2.732472128218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897cm" svg:y="0.316cm" chart:style-name="ch2">
          <text:p>MaxOne CUDA Speedup with 50 members, 10000 func. evals, len=100</text:p>
        </chart:title>
        <chart:plot-area chart:style-name="ch3" table:cell-range-address="Sheet1.A66:Sheet1.A77 Sheet1.D66:Sheet1.D77" chart:data-source-has-labels="both" svg:x="1.296cm" svg:y="1.247cm" svg:width="14.384cm" svg:height="6.627cm">
          <chartooo:coordinate-region svg:x="2.049cm" svg:y="1.457cm" svg:width="13.631cm" svg:height="5.748cm"/>
          <chart:axis chart:dimension="x" chart:name="primary-x" chart:style-name="ch4" chartooo:axis-type="auto">
            <chartooo:date-scale/>
            <chart:title svg:x="7.398cm" svg:y="8.055cm" chart:style-name="ch5">
              <text:p>number of runs</text:p>
            </chart:title>
            <chart:categories table:cell-range-address="Sheet1.A68:Sheet1.A77"/>
          </chart:axis>
          <chart:axis chart:dimension="y" chart:name="primary-y" chart:style-name="ch6">
            <chart:title svg:x="0.451cm" svg:y="5.203cm" chart:style-name="ch7">
              <text:p>speedup</text:p>
            </chart:title>
            <chart:grid chart:style-name="ch8" chart:class="major"/>
          </chart:axis>
          <chart:series chart:style-name="ch9" chart:values-cell-range-address="Sheet1.D68:Sheet1.D77" chart:label-cell-address="Sheet1.D66:Sheet1.D67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peedup</text:p>
                <text:list>
                  <text:list-item>
                    <text:p/>
                  </text:list-item>
                  <text:list-item>
                    <text:p>cuda speedup</text:p>
                  </text:list-item>
                </text:list>
                <draw:g>
                  <svg:desc>Sheet1.D66:Sheet1.D6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68:Sheet1.A77</svg:desc>
                </draw:g>
              </table:table-cell>
              <table:table-cell office:value-type="float" office:value="0.328744517984583">
                <text:p>0.328744517984583</text:p>
                <draw:g>
                  <svg:desc>Sheet1.D68:Sheet1.D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6545963478029">
                <text:p>0.6165459634780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58915203762969">
                <text:p>0.8589152037629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391227923419">
                <text:p>1.13912279234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9824959857117">
                <text:p>1.398249598571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67968442569774">
                <text:p>1.679684425697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4499770429438">
                <text:p>1.844997704294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0511104459989">
                <text:p>2.105111044599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27927515308408">
                <text:p>2.27927515308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3049809109473">
                <text:p>2.530498091094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